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a8a60" officeooo:paragraph-rsid="001a8a60"/>
    </style:style>
    <style:style style:name="P2" style:family="paragraph" style:parent-style-name="Text_20_body" style:list-style-name="L1"/>
    <style:style style:name="P3" style:family="paragraph" style:parent-style-name="Text_20_body" style:list-style-name="L1">
      <style:text-properties fo:font-weight="bold"/>
    </style:style>
    <style:style style:name="P4" style:family="paragraph" style:parent-style-name="Text_20_body" style:list-style-name="L2">
      <style:paragraph-properties>
        <style:tab-stops>
          <style:tab-stop style:position="2.609cm"/>
        </style:tab-stops>
      </style:paragraph-properties>
    </style:style>
    <style:style style:name="P5" style:family="paragraph" style:parent-style-name="Heading_20_3">
      <style:text-properties fo:font-size="12pt" style:font-size-asian="12pt" style:font-size-complex="12pt"/>
    </style:style>
    <style:style style:name="P6" style:family="paragraph" style:parent-style-name="Text_20_body" style:list-style-name="L3"/>
    <style:style style:name="P7" style:family="paragraph" style:parent-style-name="Text_20_body">
      <style:text-properties fo:font-weight="bold"/>
    </style:style>
    <style:style style:name="P8" style:family="paragraph" style:parent-style-name="Text_20_body" style:list-style-name="L4"/>
    <style:style style:name="P9" style:family="paragraph" style:parent-style-name="Text_20_body" style:list-style-name="L5">
      <style:text-properties fo:font-weight="bold"/>
    </style:style>
    <style:style style:name="P10" style:family="paragraph" style:parent-style-name="Text_20_body" style:list-style-name="L5"/>
    <style:style style:name="P11" style:family="paragraph" style:parent-style-name="Text_20_body" style:list-style-name="L6">
      <style:text-properties fo:font-weight="bold"/>
    </style:style>
    <style:style style:name="P12" style:family="paragraph" style:parent-style-name="Text_20_body" style:list-style-name="L6"/>
    <style:style style:name="P13" style:family="paragraph" style:parent-style-name="Standard">
      <style:text-properties fo:font-weight="bold" officeooo:rsid="001a8a60" officeooo:paragraph-rsid="001a8a60" style:font-weight-asian="bold" style:font-weight-complex="bold"/>
    </style:style>
    <style:style style:name="P14" style:family="paragraph" style:parent-style-name="Standard">
      <style:text-properties fo:font-weight="normal" officeooo:rsid="001a8a60" officeooo:paragraph-rsid="001a8a60" style:font-weight-asian="normal" style:font-weight-complex="normal"/>
    </style:style>
    <style:style style:name="P15" style:family="paragraph" style:parent-style-name="Text_20_body">
      <style:text-properties fo:font-weight="normal" officeooo:rsid="001a8a60" officeooo:paragraph-rsid="001a8a60" style:font-weight-asian="normal" style:font-weight-complex="normal"/>
    </style:style>
    <style:style style:name="P16" style:family="paragraph" style:parent-style-name="Text_20_body" style:list-style-name="L7">
      <style:text-properties officeooo:rsid="001a8a60"/>
    </style:style>
    <style:style style:name="P17" style:family="paragraph" style:parent-style-name="Text_20_body" style:list-style-name="L7">
      <style:text-properties fo:font-weight="bold" officeooo:rsid="001a8a60"/>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Login Prozess, wenn das Passwort schon geändert wurde</text:h>
      <text:h text:style-name="Heading_20_4" text:outline-level="4"/>
      <text:h text:style-name="Heading_20_4" text:outline-level="4">SCHRITT 1: Die Eingabe (View -&gt; ViewModel)</text:h>
      <text:p text:style-name="Text_20_body">Wir befinden uns im <text:span text:style-name="Source_20_Text">LoginWindow</text:span>. Der User tippt seine E-Mail und sein Passwort ein.</text:p>
      <text:list xml:id="list2395080482" text:style-name="L1">
        <text:list-item>
          <text:p text:style-name="P2"><text:span text:style-name="T1">Akteure:</text:span> Der User, die <text:span text:style-name="Source_20_Text">LoginView</text:span> (Textboxen) und das <text:span text:style-name="Source_20_Text">LoginViewModel</text:span>.</text:p>
        </text:list-item>
        <text:list-item>
          <text:p text:style-name="P3">Was passiert:</text:p>
          <text:list>
            <text:list-item>
              <text:p text:style-name="P2">Der User tippt "max@test.de".</text:p>
            </text:list-item>
            <text:list-item>
              <text:p text:style-name="P2">Durch das <text:span text:style-name="T1">DataBinding</text:span> landet dieser Text <text:span text:style-name="T2">sofort</text:span> in der Property <text:span text:style-name="Source_20_Text">Email</text:span> im <text:span text:style-name="Source_20_Text">LoginViewModel</text:span>.</text:p>
            </text:list-item>
            <text:list-item>
              <text:p text:style-name="P2">Das Passwort landet (über einen kleinen Umweg wegen Sicherheit, aber vereinfacht gesagt) auch im ViewModel.</text:p>
            </text:list-item>
          </text:list>
        </text:list-item>
      </text:list>
      <text:list text:style-name="L2">
        <text:list-item>
          <text:list>
            <text:list-item>
              <text:list>
                <text:list-item>
                  <text:p text:style-name="P4"><text:span text:style-name="T1">Der User</text:span> tippt das Passwort in die <text:span text:style-name="Source_20_Text">PasswordBox</text:span>.</text:p>
                </text:list-item>
                <text:list-item>
                  <text:p text:style-name="P4"><text:span text:style-name="T1">Der Klick:</text:span> Wenn der User auf "Login" drückt, wird der <text:span text:style-name="Source_20_Text">LoginCommand</text:span> ausgeführt.</text:p>
                </text:list-item>
                <text:list-item>
                  <text:p text:style-name="P4"><text:span text:style-name="T1">Der Trick (CommandParameter):</text:span> Wir geben dem Befehl die ganze <text:span text:style-name="Source_20_Text">PasswordBox</text:span> als "Päckchen" (Parameter) mit.</text:p>
                </text:list-item>
                <text:list-item>
                  <text:p text:style-name="P4"><text:span text:style-name="T1">Im Code:</text:span> Die Methode <text:span text:style-name="Source_20_Text">ExecuteLogin(object parameter)</text:span> nimmt dieses Päckchen entgegen, öffnet es kurz, holt das Passwort raus, benutzt es sofort und wirft es danach weg.</text:p>
                </text:list-item>
              </text:list>
            </text:list-item>
          </text:list>
        </text:list-item>
      </text:list>
      <text:list text:continue-list="list2395080482" text:style-name="L1">
        <text:list-item>
          <text:list>
            <text:list-item>
              <text:list>
                <text:list-item>
                  <text:p text:style-name="P2"/>
                </text:list-item>
              </text:list>
            </text:list-item>
          </text:list>
        </text:list-item>
        <text:list-item>
          <text:p text:style-name="P3">Der Auslöser:</text:p>
          <text:list>
            <text:list-item>
              <text:p text:style-name="P2">Der User klickt auf "Einloggen".</text:p>
            </text:list-item>
            <text:list-item>
              <text:p text:style-name="P2">Der Button löst den <text:span text:style-name="Source_20_Text">LoginCommand</text:span> im <text:span text:style-name="Source_20_Text">LoginViewModel</text:span> aus.</text:p>
            </text:list-item>
          </text:list>
        </text:list-item>
      </text:list>
      <text:h text:style-name="P5" text:outline-level="3">SCHRITT 2: Der Auftrag an den Service (ViewModel -&gt; Service)</text:h>
      <text:p text:style-name="Text_20_body">Wir sind jetzt im C#-Code des <text:span text:style-name="Source_20_Text">LoginViewModel</text:span>, in der Methode <text:span text:style-name="Source_20_Text">ExecuteLogin</text:span>.</text:p>
      <text:list text:style-name="L3">
        <text:list-item>
          <text:p text:style-name="P6"><text:span text:style-name="T1">Die Situation:</text:span> Das ViewModel hat die Daten, aber es ist "dumm". Es weiß nicht, wie man Passwörter prüft und es hat keinen Zugriff auf die Datenbank. Es ist nur für die Oberfläche zuständig (z.B. "Ladekreis anzeigen").</text:p>
        </text:list-item>
        <text:list-item>
          <text:p text:style-name="P6"><text:span text:style-name="T1">Die Aktion:</text:span> Das ViewModel ruft den <text:span text:style-name="T1">Spezialisten</text:span> an: Den <text:span text:style-name="Source_20_Text">AuthenticationService</text:span>.</text:p>
          <text:list>
            <text:list-item>
              <text:p text:style-name="P6">Code-Analogie: <text:span text:style-name="Source_20_Text">var teilnehmer = authService.Login(email, passwort);</text:span></text:p>
            </text:list-item>
          </text:list>
        </text:list-item>
        <text:list-item>
          <text:p text:style-name="P6"><text:span text:style-name="T1">Der Datenfluss:</text:span> Die beiden Strings (Email, Passwort) verlassen das ViewModel und wandern hinüber in die Klasse <text:span text:style-name="Source_20_Text">AuthenticationService</text:span>.</text:p>
        </text:list-item>
      </text:list>
      <text:p text:style-name="P7">Warum machen wir das so? (Trennung der Zuständigkeiten)</text:p>
      <text:list text:style-name="L4">
        <text:list-item>
          <text:p text:style-name="P8"><text:soft-page-break/><text:span text:style-name="T1">ViewModel:</text:span> Kümmert sich um die GUI (Button deaktivieren während des Ladens, Fehlermeldung anzeigen).</text:p>
        </text:list-item>
        <text:list-item>
          <text:p text:style-name="P8"><text:span text:style-name="T1">Service:</text:span> Kümmert sich um die Logik (Hashing, Prüfung).</text:p>
        </text:list-item>
      </text:list>
      <text:p text:style-name="Standard"/>
      <text:h text:style-name="P5" text:outline-level="3">SCHRITT 3: Die "Black Box" &amp; Die Datenbank (Service -&gt; DB)</text:h>
      <text:p text:style-name="Text_20_body">Wir sind jetzt im <text:span text:style-name="Source_20_Text">AuthenticationService</text:span>. Hier passiert das eigentliche "Arbeiten".</text:p>
      <text:list text:style-name="L5">
        <text:list-item>
          <text:p text:style-name="P9">Der Hash-Vorgang:</text:p>
          <text:list>
            <text:list-item>
              <text:p text:style-name="P10">Der Service nimmt das Klartext-Passwort ("geheim123") und verwandelt es in einen Hash (z.B. "8d9ea...").</text:p>
            </text:list-item>
            <text:list-item>
              <text:p text:style-name="P10"><text:span text:style-name="T2">Hinweis:</text:span> Das passiert im Speicher, nicht in der Datenbank.</text:p>
            </text:list-item>
          </text:list>
        </text:list-item>
        <text:list-item>
          <text:p text:style-name="P9">Die Datenbank-Abfrage (Der Repo-Call):</text:p>
          <text:list>
            <text:list-item>
              <text:p text:style-name="P10">Der Service ruft nun das Repository/die Datenbank an: <text:span text:style-name="T2">"Gib mir bitte den Nutzer mit der E-Mail 'max@test.de'!"</text:span></text:p>
            </text:list-item>
            <text:list-item>
              <text:p text:style-name="P10"><text:span text:style-name="T1">WICHTIG:</text:span> Hier passiert genau das <text:span text:style-name="Source_20_Text">SELECT</text:span>, über das ihr reden müsst. Der Service holt sich das <text:span text:style-name="T1">ganze User-Objekt</text:span> (inklusive des gespeicherten Passwort-Hashes und des Flags <text:span text:style-name="Source_20_Text">MussPasswortAendern</text:span>).</text:p>
            </text:list-item>
          </text:list>
        </text:list-item>
        <text:list-item>
          <text:p text:style-name="P9">Der Vergleich (Der "Match"):</text:p>
          <text:list>
            <text:list-item>
              <text:p text:style-name="P10">Der Service hat nun zwei Hashes:</text:p>
              <text:list>
                <text:list-item>
                  <text:p text:style-name="P10">Den gerade berechneten (aus der Eingabe).</text:p>
                </text:list-item>
                <text:list-item>
                  <text:p text:style-name="P10">Den gespeicherten (aus der Datenbank).</text:p>
                </text:list-item>
              </text:list>
            </text:list-item>
            <text:list-item>
              <text:p text:style-name="P10">Er prüft: <text:span text:style-name="Source_20_Text">Sind beide identisch?</text:span></text:p>
            </text:list-item>
          </text:list>
        </text:list-item>
      </text:list>
      <text:p text:style-name="Standard"/>
      <text:h text:style-name="P5" text:outline-level="3">SCHRITT 4: Erfolg, Singleton &amp; Rückkehr (Service -&gt; ViewModel -&gt; View)</text:h>
      <text:p text:style-name="Text_20_body">Der Vergleich war erfolgreich ("Match"). Jetzt müssen wir sicherstellen, dass die App das auch "merkt".</text:p>
      <text:list text:style-name="L6">
        <text:list-item>
          <text:p text:style-name="P11">Singleton setzen (Der globale Ausweis):</text:p>
          <text:list>
            <text:list-item>
              <text:p text:style-name="P12">Der <text:span text:style-name="Source_20_Text">AuthenticationService</text:span> nimmt das erfolgreiche <text:span text:style-name="Source_20_Text">Teilnehmer</text:span>-Objekt und schreibt es in unsere globale Variable:</text:p>
            </text:list-item>
            <text:list-item>
              <text:p text:style-name="P12"><text:span text:style-name="Source_20_Text">AktiveSitzung.Instance.AngemeldeterTeilnehmer = user;</text:span></text:p>
            </text:list-item>
            <text:list-item>
              <text:p text:style-name="P12"><text:span text:style-name="T1">Effekt:</text:span> Ab diesem Millisekunden-Moment weiß die <text:span text:style-name="T2">ganze</text:span> App: "Aha, Max ist eingeloggt!" (Auch die <text:span text:style-name="Source_20_Text">App.xaml.cs</text:span>, die Settings, etc.).</text:p>
            </text:list-item>
          </text:list>
        </text:list-item>
        <text:list-item>
          <text:p text:style-name="P11">Rückgabe an den Auftraggeber (Service -&gt; ViewModel):</text:p>
          <text:list>
            <text:list-item>
              <text:p text:style-name="P12">Der Service beendet seine Arbeit und gibt das <text:span text:style-name="Source_20_Text">user</text:span>-Objekt an das <text:span text:style-name="Source_20_Text">LoginViewModel</text:span> zurück (als <text:span text:style-name="Source_20_Text">return</text:span>-Wert der Methode).</text:p>
            </text:list-item>
          </text:list>
        </text:list-item>
        <text:list-item>
          <text:p text:style-name="P11">Fenster schließen (ViewModel -&gt; View):</text:p>
          <text:list>
            <text:list-item>
              <text:p text:style-name="P12"><text:soft-page-break/>Das <text:span text:style-name="Source_20_Text">LoginViewModel</text:span> sieht: "Oh, ich habe einen User zurückbekommen (nicht null)!"</text:p>
            </text:list-item>
            <text:list-item>
              <text:p text:style-name="P12">Es setzt <text:span text:style-name="Source_20_Text">DialogResult = true</text:span> (was das Fenster schließt).</text:p>
            </text:list-item>
          </text:list>
        </text:list-item>
      </text:list>
      <text:p text:style-name="Text_20_body"><text:span text:style-name="T1">Das Ergebnis:</text:span> Das Fenster ist weg, der Code in <text:span text:style-name="Source_20_Text">App.xaml.cs</text:span> läuft weiter (weil <text:span text:style-name="Source_20_Text">ShowDialog</text:span> fertig ist), und in <text:span text:style-name="Source_20_Text">AktiveSitzung</text:span> liegt der User bereit für die nächste Prüfung (Passwort ändern?).</text:p>
      <text:p text:style-name="Standard"/>
      <text:p text:style-name="Standard"/>
      <text:p text:style-name="P13">Loginprozess, wenn das Passwort geändert werden muss (1. Login)</text:p>
      <text:p text:style-name="P14"/>
      <text:p text:style-name="P15">Wir befinden uns zeitlich direkt nachdem das Login-Fenster zugegangen ist, aber bevor das Hauptfenster aufgeht.</text:p>
      <text:list text:style-name="L7">
        <text:list-item>
          <text:p text:style-name="P16"><text:span text:style-name="T1">Prüfung (in </text:span><text:span text:style-name="Source_20_Text"><text:span text:style-name="T1">App.xaml.cs</text:span></text:span><text:span text:style-name="T1">):</text:span> Der Code läuft weiter. Er greift auf das Singleton zu: <text:span text:style-name="Source_20_Text">var user = AktiveSitzung.Instance.AngemeldeterTeilnehmer;</text:span> Er prüft: <text:span text:style-name="Source_20_Text">if (user.MussPasswortAendern == true)</text:span></text:p>
        </text:list-item>
        <text:list-item>
          <text:p text:style-name="P16"><text:span text:style-name="T1">Reaktion (Fenster auf):</text:span> Da die Bedingung <text:span text:style-name="Source_20_Text">true</text:span> ist, erstellt die <text:span text:style-name="Source_20_Text">App.xaml.cs</text:span> sofort das nächste Hindernis:</text:p>
          <text:list>
            <text:list-item>
              <text:p text:style-name="P16"><text:span text:style-name="Source_20_Text">ChangePasswordWindow pwWindow = new ChangePasswordWindow();</text:span></text:p>
            </text:list-item>
            <text:list-item>
              <text:p text:style-name="P16"><text:span text:style-name="Source_20_Text">pwWindow.ShowDialog();</text:span> <text:span text:style-name="T1">(Der Code wartet hier erneut!)</text:span></text:p>
            </text:list-item>
          </text:list>
        </text:list-item>
        <text:list-item>
          <text:p text:style-name="P17">Der Änderungsprozess (User-Interaktion):</text:p>
          <text:list>
            <text:list-item>
              <text:p text:style-name="P16">Der User gibt "Altes Passwort" und "Neues Passwort" ein.</text:p>
            </text:list-item>
            <text:list-item>
              <text:p text:style-name="P16">Das <text:span text:style-name="Source_20_Text">ChangePasswordViewModel</text:span> prüft die Regeln (8 Zeichen, Sonderzeichen etc.).</text:p>
            </text:list-item>
            <text:list-item>
              <text:p text:style-name="P16">Klick auf "Speichern".</text:p>
            </text:list-item>
          </text:list>
        </text:list-item>
        <text:list-item>
          <text:p text:style-name="P17">Datenbank-Update (Service-Call):</text:p>
          <text:list>
            <text:list-item>
              <text:p text:style-name="P16">Das ViewModel ruft auf: <text:span text:style-name="Source_20_Text">AuthService.ChangePassword(user.Id, neuesPasswort)</text:span>.</text:p>
            </text:list-item>
            <text:list-item>
              <text:p text:style-name="P17">Der Service macht 3 Dinge in der DB:</text:p>
              <text:list>
                <text:list-item>
                  <text:p text:style-name="P16">Neuen Hash generieren.</text:p>
                </text:list-item>
                <text:list-item>
                  <text:p text:style-name="P16"><text:span text:style-name="Source_20_Text">UPDATE users SET password_hash = 'neu...'</text:span></text:p>
                </text:list-item>
                <text:list-item>
                  <text:p text:style-name="P16"><text:span text:style-name="Source_20_Text">UPDATE users SET force_pw_change = 0</text:span> (Wichtig! Das Flag muss weg).</text:p>
                </text:list-item>
              </text:list>
            </text:list-item>
          </text:list>
        </text:list-item>
        <text:list-item>
          <text:p text:style-name="P17">Singleton-Update (WICHTIG für die GUI):</text:p>
          <text:list>
            <text:list-item>
              <text:p text:style-name="P16">Damit die App nicht verwirrt ist, muss auch das Objekt im Arbeitsspeicher aktualisiert werden:</text:p>
            </text:list-item>
            <text:list-item>
              <text:p text:style-name="P16"><text:soft-page-break/><text:span text:style-name="Source_20_Text">AktiveSitzung.Instance.AngemeldeterTeilnehmer.MussPasswortAendern = false;</text:span></text:p>
            </text:list-item>
          </text:list>
        </text:list-item>
        <text:list-item>
          <text:p text:style-name="P17">Weiterfahrt:</text:p>
          <text:list>
            <text:list-item>
              <text:p text:style-name="P16">Das Passwort-Fenster schließt sich (<text:span text:style-name="Source_20_Text">DialogResult = true</text:span>).</text:p>
            </text:list-item>
            <text:list-item>
              <text:p text:style-name="P16">Die <text:span text:style-name="Source_20_Text">App.xaml.cs</text:span> sieht: "Aha, Passwort erfolgreich geändert."</text:p>
            </text:list-item>
            <text:list-item>
              <text:p text:style-name="P16">Endlich wird <text:span text:style-name="Source_20_Text">MainWindow</text:span> geöffnet.</text:p>
            </text:list-item>
          </text:list>
        </text:list-item>
      </text:list>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3T16:17:56.590255700</meta:creation-date>
    <dc:date>2025-11-23T17:59:35.916948000</dc:date>
    <meta:editing-duration>PT1H4M44S</meta:editing-duration>
    <meta:editing-cycles>3</meta:editing-cycles>
    <meta:generator>LibreOffice/25.2.6.2$Windows_X86_64 LibreOffice_project/729c5bfe710f5eb71ed3bbde9e06a6065e9c6c5d</meta:generator>
    <meta:document-statistic meta:table-count="0" meta:image-count="0" meta:object-count="0" meta:page-count="4" meta:paragraph-count="73" meta:word-count="761" meta:character-count="5179" meta:non-whitespace-character-count="4550"/>
  </office:meta>
</office:document-meta>
</file>